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</style:style>
    <style:style style:name="P2" style:family="paragraph" style:parent-style-name="Standard">
      <style:paragraph-properties fo:margin-top="0.201cm" fo:margin-bottom="0.201cm" loext:contextual-spacing="false"/>
      <style:text-properties style:font-name="Arial"/>
    </style:style>
    <style:style style:name="P3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Arial" officeooo:rsid="00099354"/>
    </style:style>
    <style:style style:name="P4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201cm" fo:margin-bottom="0.201cm" loext:contextual-spacing="false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099354"/>
    </style:style>
    <style:style style:name="T3" style:family="text">
      <style:text-properties style:font-name="Arial" officeooo:rsid="000abcc9"/>
    </style:style>
    <style:style style:name="T4" style:family="text">
      <style:text-properties style:font-name="Arial" officeooo:rsid="000b5a3e"/>
    </style:style>
    <style:style style:name="T5" style:family="text">
      <style:text-properties style:font-name="Arial" officeooo:rsid="000bba4a"/>
    </style:style>
    <style:style style:name="T6" style:family="text">
      <style:text-properties style:font-name="Arial" officeooo:rsid="000e03fe"/>
    </style:style>
    <style:style style:name="T7" style:family="text">
      <style:text-properties style:font-name="Arial" officeooo:rsid="000feb7b"/>
    </style:style>
    <style:style style:name="T8" style:family="text">
      <style:text-properties style:font-name="Arial" officeooo:rsid="001323bd"/>
    </style:style>
    <style:style style:name="T9" style:family="text">
      <style:text-properties officeooo:rsid="00099354"/>
    </style:style>
    <style:style style:name="T10" style:family="text">
      <style:text-properties officeooo:rsid="0009b7fb"/>
    </style:style>
    <style:style style:name="T11" style:family="text">
      <style:text-properties officeooo:rsid="000b5a3e"/>
    </style:style>
    <style:style style:name="T12" style:family="text">
      <style:text-properties officeooo:rsid="000bba4a"/>
    </style:style>
    <style:style style:name="T13" style:family="text">
      <style:text-properties officeooo:rsid="000e03fe"/>
    </style:style>
    <style:style style:name="T14" style:family="text">
      <style:text-properties officeooo:rsid="0011dc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ltoria Protheus: o que precisa saber para de contratar!</text:p>
      <text:p text:style-name="P2">GESTÃO DE NEGÓCIOS</text:p>
      <text:p text:style-name="P6"><text:span text:style-name="T1">O Protheus é uma solução complexa e poderosa para sua empresa, não é implantada rapidamente precisa</text:span><text:span text:style-name="T3">mos</text:span><text:span text:style-name="T1"> desenvolver um processo para garantir que tudo ocorra bem, a CTD Tecnologia conta com um time especializado em serviços de implantação para consultori</text:span><text:span text:style-name="T4">a Protheus</text:span><text:span text:style-name="T1"> e também de outras linhas de produtos da empresa.</text:span></text:p>
      <text:p text:style-name="P4"><text:span text:style-name="T9">O Sistema Protheus é e</text:span>xtremamente versátil e <text:span text:style-name="T11">de uma </text:span>divers<text:span text:style-name="T11">idade surpreendente</text:span>, uma ferramenta capaz de proporcionar suporte decisivo à gestão de sua empresa, centralizando informações de processos e garantindo a integração entre as diferentes áreas da companhia.</text:p>
      <text:p text:style-name="P1"><text:span text:style-name="T2">Para </text:span><text:span text:style-name="T1">extrair o máximo dessa solução, </text:span><text:span text:style-name="T2">contamos </text:span><text:span text:style-name="T4">sempre com</text:span><text:span text:style-name="T2"> nossos</text:span><text:span text:style-name="T1"> especialistas </text:span><text:span text:style-name="T4"><text:s/></text:span><text:span text:style-name="T1">na hora da implantação.</text:span></text:p>
      <text:p text:style-name="P1"><text:span text:style-name="T2">Em Alguns momentos</text:span><text:span text:style-name="T1"> pode ser interessante a contratação de suporte especializado para o Protheus. </text:span><text:span text:style-name="T4">Muito</text:span><text:span text:style-name="T1"> </text:span><text:span text:style-name="T4">indicado </text:span><text:span text:style-name="T1">quando a empresa está de fato implantando um </text:span><text:span text:style-name="T2">dos </text:span><text:span text:style-name="T1">sistema</text:span><text:span text:style-name="T2">s</text:span><text:span text:style-name="T1"> ERP.</text:span></text:p>
      <text:p text:style-name="P5"><text:span text:style-name="T4">A CTD Tecnologia c</text:span><text:span text:style-name="T2">om as melhores práticas do mercado permit</text:span><text:span text:style-name="T4">e</text:span><text:span text:style-name="T2"> ao cliente que utilize e extraia o melhor para seu negócio, </text:span><text:span text:style-name="T4">independente de qual seja.</text:span></text:p>
      <text:p text:style-name="P3">Os negócios vão bem, sua empresa esta preparada para expandir, <text:span text:style-name="T11">falta o gerenciamento completo, contrate </text:span><text:span text:style-name="T14">junto a CTD Tecnologia ERP, </text:span><text:span text:style-name="T11">o </text:span>sistema TOTVS Protheus, <text:span text:style-name="T11">com ele sua empresa </text:span>sempre poderá utilizar a integração para <text:span text:style-name="T11">implantar </text:span>os novos módulos e processos para as novas unidades, franquias e filiais.</text:p>
      <text:p text:style-name="P2"><text:span text:style-name="T10">Q</text:span>uando existe o interesse em integrar o Protheus, com outras soluções já existentes <text:span text:style-name="T10">na </text:span><text:span text:style-name="T12">sua</text:span><text:span text:style-name="T10"> empresa </text:span><text:span text:style-name="T12">com</text:span> sistemas <text:span text:style-name="T10">antigos, </text:span><text:span text:style-name="T14">ou de outras empresas, </text:span><text:span text:style-name="T10">a CTD Tecnologia</text:span> garant<text:span text:style-name="T10">e </text:span>a confiabilidade dos dados na transição entre <text:span text:style-name="T12">estes</text:span> softwares.</text:p>
      <text:p text:style-name="P4">O que é o mais importante na hora de contratar uma consultoria Protheus?</text:p>
      <text:p text:style-name="P5"><text:span text:style-name="T1">Por ser um software amplamente utilizado em todo o Brasil, e adotado em empresas de praticamente todos os setores, existem especialistas </text:span><text:span text:style-name="T5">em</text:span><text:span text:style-name="T1"> Protheus dentro e fora da TOTVS. Todavia, a recomendação é sempre contratar a </text:span><text:span text:style-name="T5">C</text:span><text:span text:style-name="T1">onsultoria Protheus </text:span><text:span text:style-name="T5">da CTD Tecnologia, por ser </text:span><text:span text:style-name="T1">um canal homologado TOTVS, garant</text:span><text:span text:style-name="T5">e</text:span><text:span text:style-name="T1"> <text:s/>a confiabilidade na prestação </text:span><text:span text:style-name="T5">e entrega</text:span><text:span text:style-name="T1"> do serviço.</text:span></text:p>
      <text:p text:style-name="P4">Os consultores de implantação da <text:span text:style-name="T12">CTD </text:span><text:span text:style-name="T14">Tecnologia ERP</text:span>, irão sempre orientar e implementar o melhor da solução de acordo com as necessidades do cliente.</text:p>
      <text:p text:style-name="P4">Como contratar os serviços de implantação do Protheus?</text:p>
      <text:p text:style-name="P5"><text:span text:style-name="T1">Existem três modelos principais de implantação do </text:span><text:span text:style-name="Strong_20_Emphasis"><text:span text:style-name="T1">Protheus. </text:span></text:span><text:span text:style-name="T1">Todos eles seguem a metodologia de implantação TOTVS alinhada às melhores práticas de gestão e implantação.</text:span></text:p>
      <text:p text:style-name="P4">Uma das formas é a contratação de um pacote fechado. “O cliente pode optar por contratar um pacote pré-definido com escopo e preços fechados. Tudo já alinhado ao seu segmento”, explicam os profissionais <text:span text:style-name="T14">da CTD Tecnologia ERP.</text:span></text:p>
      <text:p text:style-name="P1"><text:soft-page-break/><text:span text:style-name="T1">Por outro lado, também existe a possibilidade de contratar um banco de horas. “No qual o cliente paga conforme execução do projeto, dependendo da alocação do profissional”, detalha o time da </text:span><text:span text:style-name="T5">CTD Tecnologia ERP</text:span><text:span text:style-name="T1">.</text:span></text:p>
      <text:p text:style-name="P1"><text:span text:style-name="T1">Por fim, é possível modelar o projeto conforme a demanda do cliente. “Nesse caso, a </text:span><text:span text:style-name="T5">CTD Tecnologia ERP,</text:span><text:span text:style-name="T1"> entende o cenário do cliente e alinha o projeto às suas necessidades de forma customizada”.</text:span></text:p>
      <text:p text:style-name="P6"><text:span text:style-name="T1">Além dos serviços de implantação de softwares, a </text:span><text:span text:style-name="T5">CTD Tecnologia ERP,</text:span><text:span text:style-name="T1"> também oferece outras assistências consultivas. A empresa poderá contar com a consultoria telefônica e a consultoria de negócios.</text:span> <text:span text:style-name="T1">Mais que uma simples fornecedora, a </text:span><text:span text:style-name="T5">CTD Tecnologia ERP</text:span><text:span text:style-name="T1"> quer que os negócios dos seus clientes sejam bem-sucedidos.</text:span></text:p>
      <text:p text:style-name="P4">E para isso, conta com uma equipe com especialistas de diversas áreas. Como em inovação, cadeia de suprimentos, obrigações legais e muito mais.</text:p>
      <text:p text:style-name="P4"><text:span text:style-name="T13">Após o treinamento fornecido pela nossa empresa, o</text:span> Microsiga Protheus <text:span text:style-name="T13">passará a ser</text:span> um sistema de fácil usabilidade. No entanto, existe uma distância grande entre a qualificação de um usuário comum e a de um especialista. Mas não se preocupe, isso é normal.</text:p>
      <text:p text:style-name="P1"><text:span text:style-name="T6">G</text:span><text:span text:style-name="T1">aranti</text:span><text:span text:style-name="T6">mos</text:span><text:span text:style-name="T1"> </text:span><text:span text:style-name="T6">to</text:span><text:span text:style-name="T1">da metodologia de implantação de sistemas da TOTVS. </text:span><text:span text:style-name="T6">Disponibilizamos </text:span><text:span text:style-name="T8">sempre um</text:span><text:span text:style-name="T1"> consultor homologado, </text:span><text:span text:style-name="T6">com</text:span><text:span text:style-name="T1"> qualificação técnica, para estruturar e documentar </text:span><text:span text:style-name="T6">tod</text:span><text:span text:style-name="T1">o processo. Além disso, ele </text:span><text:span text:style-name="T6">atualizará as</text:span><text:span text:style-name="T1"> mais recentes funcionalidades inovadoras das soluções que </text:span><text:span text:style-name="T6">poderão</text:span><text:span text:style-name="T1"> ser utilizadas no </text:span><text:span text:style-name="T6">seu </text:span><text:span text:style-name="T1">negócio.</text:span></text:p>
      <text:p text:style-name="P5"><text:span text:style-name="T1">Outra vantagem é a proximidade com os times de suporte </text:span><text:span text:style-name="T8">e produto </text:span><text:span text:style-name="T7">da CTD Tecnologia</text:span><text:span text:style-name="T1">, ou seja, para endereçamento de questões do cliente. Se isso for combinado com a implantação de uma solução padronizada, o suporte do produto </text:span><text:span text:style-name="T7">será uma combinação</text:span><text:span text:style-name="T1"> </text:span><text:span text:style-name="T6">excelente</text:span><text:span text:style-name="T1">. </text:span></text:p>
      <text:p text:style-name="P5"><text:span text:style-name="T1">Portanto, a recomendação é sempre contar com a consultoria </text:span><text:span text:style-name="T8">homologada como a CTD Tecnologia e Consultoria ERP, </text:span><text:span text:style-name="T1">o melhor suporte para a implantação do Protheus na sua empresa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21:33:06.635000000</meta:creation-date>
    <dc:date>2020-10-08T00:24:35.772000000</dc:date>
    <meta:editing-duration>PT14M21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3" meta:word-count="700" meta:character-count="4487" meta:non-whitespace-character-count="3807"/>
  </office:meta>
</office:document-meta>
</file>